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v_5f_VS_5f_Ops" style:display-name="Dev_VS_Ops" style:family="table">
      <style:table-properties style:width="6.925in" table:align="margins"/>
    </style:style>
    <style:style style:name="Dev_5f_VS_5f_Ops.A" style:display-name="Dev_VS_Ops.A" style:family="table-column">
      <style:table-column-properties style:column-width="3.4625in" style:rel-column-width="32767*"/>
    </style:style>
    <style:style style:name="Dev_5f_VS_5f_Ops.A1" style:display-name="Dev_VS_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v_5f_VS_5f_Ops.B1" style:display-name="Dev_VS_Ops.B1" style:family="table-cell">
      <style:table-cell-properties fo:padding="0.0382in" fo:border="0.05pt solid #000000"/>
    </style:style>
    <style:style style:name="Dev_5f_VS_5f_Ops.A2" style:display-name="Dev_VS_Ops.A2" style:family="table-cell">
      <style:table-cell-properties fo:padding="0.0382in" fo:border-left="0.05pt solid #000000" fo:border-right="none" fo:border-top="none" fo:border-bottom="0.05pt solid #000000"/>
    </style:style>
    <style:style style:name="Dev_5f_VS_5f_Ops.B2" style:display-name="Dev_VS_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db73" officeooo:paragraph-rsid="0002db73"/>
    </style:style>
    <style:style style:name="P2" style:family="paragraph" style:parent-style-name="Text_20_body">
      <style:paragraph-properties fo:margin-top="0in" fo:margin-bottom="0in" style:contextual-spacing="false" fo:line-height="100%"/>
    </style:style>
    <style:style style:name="P3" style:family="paragraph" style:parent-style-name="Text_20_body" style:list-style-name="L8">
      <style:paragraph-properties fo:margin-top="0in" fo:margin-bottom="0in" style:contextual-spacing="false" fo:line-height="100%"/>
    </style:style>
    <style:style style:name="P4" style:family="paragraph" style:parent-style-name="Text_20_body" style:list-style-name="L14">
      <style:paragraph-properties fo:margin-top="0in" fo:margin-bottom="0in" style:contextual-spacing="false" fo:line-height="100%"/>
      <style:text-properties officeooo:paragraph-rsid="00186c86"/>
    </style:style>
    <style:style style:name="P5" style:family="paragraph" style:parent-style-name="Text_20_body" style:list-style-name="L15">
      <style:paragraph-properties fo:margin-top="0in" fo:margin-bottom="0in" style:contextual-spacing="false" fo:line-height="100%"/>
      <style:text-properties officeooo:paragraph-rsid="00186c86"/>
    </style:style>
    <style:style style:name="P6" style:family="paragraph" style:parent-style-name="Text_20_body" style:list-style-name="L16">
      <style:paragraph-properties fo:margin-top="0in" fo:margin-bottom="0in" style:contextual-spacing="false" fo:line-height="100%"/>
      <style:text-properties officeooo:paragraph-rsid="00186c86"/>
    </style:style>
    <style:style style:name="P7" style:family="paragraph" style:parent-style-name="Text_20_body" style:list-style-name="L17">
      <style:paragraph-properties fo:margin-top="0in" fo:margin-bottom="0in" style:contextual-spacing="false" fo:line-height="100%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officeooo:paragraph-rsid="001778b6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officeooo:rsid="00037928" officeooo:paragraph-rsid="00037928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ff0000" officeooo:rsid="00037928" officeooo:paragraph-rsid="00037928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ff0000" officeooo:rsid="00052a12" officeooo:paragraph-rsid="00052a12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ff0000" officeooo:rsid="00084b3b" officeooo:paragraph-rsid="00084b3b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color="#ff0000" officeooo:rsid="000989ed" officeooo:paragraph-rsid="000989ed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ff0000" officeooo:rsid="000cdb5e" officeooo:paragraph-rsid="000cdb5e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ff0000" officeooo:rsid="000e2e4a" officeooo:paragraph-rsid="000e2e4a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ff0000" officeooo:rsid="0011fbeb" officeooo:paragraph-rsid="0011fbeb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ff0000" officeooo:rsid="0013a05b" officeooo:paragraph-rsid="0013a05b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color="#ff0000" officeooo:rsid="0014fd3e" officeooo:paragraph-rsid="0014fd3e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fo:color="#ff0000" officeooo:rsid="001783cf" officeooo:paragraph-rsid="001783cf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fo:color="#ff0000" officeooo:rsid="00186c86" officeooo:paragraph-rsid="00186c86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officeooo:rsid="00052a12" officeooo:paragraph-rsid="00052a12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rsid="0007208d" officeooo:paragraph-rsid="0007208d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officeooo:rsid="00084721" officeooo:paragraph-rsid="00084721"/>
    </style:style>
    <style:style style:name="P24" style:family="paragraph" style:parent-style-name="Text_20_body" style:list-style-name="L9">
      <style:paragraph-properties fo:margin-top="0in" fo:margin-bottom="0in" style:contextual-spacing="false" fo:line-height="100%"/>
      <style:text-properties officeooo:rsid="00084b3b" officeooo:paragraph-rsid="00084b3b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officeooo:rsid="0008adfd" officeooo:paragraph-rsid="0008adfd"/>
    </style:style>
    <style:style style:name="P26" style:family="paragraph" style:parent-style-name="Text_20_body" style:list-style-name="L10">
      <style:paragraph-properties fo:margin-top="0in" fo:margin-bottom="0in" style:contextual-spacing="false" fo:line-height="100%"/>
      <style:text-properties officeooo:rsid="0008adfd" officeooo:paragraph-rsid="0008adfd"/>
    </style:style>
    <style:style style:name="P27" style:family="paragraph" style:parent-style-name="Text_20_body" style:list-style-name="L11">
      <style:paragraph-properties fo:margin-top="0in" fo:margin-bottom="0in" style:contextual-spacing="false" fo:line-height="100%"/>
      <style:text-properties officeooo:rsid="000989ed" officeooo:paragraph-rsid="000989ed"/>
    </style:style>
    <style:style style:name="P28" style:family="paragraph" style:parent-style-name="Text_20_body" style:list-style-name="L11">
      <style:paragraph-properties fo:margin-top="0in" fo:margin-bottom="0in" style:contextual-spacing="false" fo:line-height="100%"/>
      <style:text-properties officeooo:rsid="000b0309" officeooo:paragraph-rsid="000b0309"/>
    </style:style>
    <style:style style:name="P29" style:family="paragraph" style:parent-style-name="Text_20_body" style:list-style-name="L11">
      <style:paragraph-properties fo:margin-top="0in" fo:margin-bottom="0in" style:contextual-spacing="false" fo:line-height="100%"/>
      <style:text-properties officeooo:rsid="000b9603" officeooo:paragraph-rsid="000b9603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0b9603" officeooo:paragraph-rsid="000b9603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0cdb5e" officeooo:paragraph-rsid="000cdb5e"/>
    </style:style>
    <style:style style:name="P32" style:family="paragraph" style:parent-style-name="Text_20_body" style:list-style-name="L12">
      <style:paragraph-properties fo:margin-top="0in" fo:margin-bottom="0in" style:contextual-spacing="false" fo:line-height="100%"/>
      <style:text-properties officeooo:rsid="000cdb5e" officeooo:paragraph-rsid="000cdb5e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0e2e4a" officeooo:paragraph-rsid="000e2e4a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0fdf43" officeooo:paragraph-rsid="000fdf43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officeooo:rsid="00101cba" officeooo:paragraph-rsid="0011fbeb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officeooo:rsid="00120c0e" officeooo:paragraph-rsid="00120c0e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fo:color="#0000ff" officeooo:rsid="00120c0e" officeooo:paragraph-rsid="00120c0e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13a05b" officeooo:paragraph-rsid="0013a05b"/>
    </style:style>
    <style:style style:name="P39" style:family="paragraph" style:parent-style-name="Text_20_body" style:list-style-name="L13">
      <style:paragraph-properties fo:margin-top="0in" fo:margin-bottom="0in" style:contextual-spacing="false" fo:line-height="100%"/>
      <style:text-properties officeooo:rsid="0013a05b" officeooo:paragraph-rsid="0013a05b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officeooo:rsid="0014fd3e" officeooo:paragraph-rsid="0014fd3e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officeooo:rsid="00150ca3" officeooo:paragraph-rsid="00150ca3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officeooo:rsid="00170356" officeooo:paragraph-rsid="00170356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officeooo:rsid="001778b6" officeooo:paragraph-rsid="001778b6"/>
    </style:style>
    <style:style style:name="P44" style:family="paragraph" style:parent-style-name="Text_20_body">
      <style:paragraph-properties fo:margin-top="0in" fo:margin-bottom="0in" style:contextual-spacing="false" fo:line-height="100%"/>
      <style:text-properties officeooo:rsid="00186c86" officeooo:paragraph-rsid="00186c86"/>
    </style:style>
    <style:style style:name="P45" style:family="paragraph" style:parent-style-name="Text_20_body">
      <style:paragraph-properties fo:margin-top="0in" fo:margin-bottom="0in" style:contextual-spacing="false" fo:line-height="100%"/>
      <style:text-properties officeooo:rsid="001b5d33" officeooo:paragraph-rsid="001b7b76"/>
    </style:style>
    <style:style style:name="P46" style:family="paragraph" style:parent-style-name="Text_20_body">
      <style:paragraph-properties fo:margin-top="0in" fo:margin-bottom="0in" style:contextual-spacing="false" fo:line-height="100%"/>
      <style:text-properties officeooo:rsid="001c1a81" officeooo:paragraph-rsid="001c1a81"/>
    </style:style>
    <style:style style:name="P47" style:family="paragraph">
      <style:paragraph-properties fo:margin-top="0in" fo:margin-bottom="0in" style:contextual-spacing="false" fo:line-height="100%"/>
    </style:style>
    <style:style style:name="P48" style:family="paragraph" style:list-style-name="L8">
      <style:paragraph-properties fo:margin-top="0in" fo:margin-bottom="0in" style:contextual-spacing="false" fo:line-height="100%"/>
    </style:style>
    <style:style style:name="P49" style:family="paragraph">
      <style:paragraph-properties fo:margin-top="0in" fo:margin-bottom="0in" style:contextual-spacing="false" fo:line-height="100%"/>
      <style:text-properties fo:color="#0000ff"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officeooo:rsid="00186c86" officeooo:paragraph-rsid="00186c86"/>
    </style:style>
    <style:style style:name="P51" style:family="paragraph" style:parent-style-name="Table_20_Contents">
      <style:paragraph-properties fo:text-align="center" style:justify-single-word="false"/>
      <style:text-properties fo:color="#0000ff" officeooo:rsid="00186c86" officeooo:paragraph-rsid="00186c86" fo:background-color="#99ccff"/>
    </style:style>
    <style:style style:name="P52" style:family="paragraph">
      <style:paragraph-properties fo:text-align="center"/>
    </style:style>
    <style:style style:name="T1" style:family="text">
      <style:text-properties fo:background-color="#ccff99" loext:char-shading-value="0"/>
    </style:style>
    <style:style style:name="T2" style:family="text">
      <style:text-properties officeooo:rsid="0011fbeb" fo:background-color="#ccff99" loext:char-shading-value="0"/>
    </style:style>
    <style:style style:name="T3" style:family="text">
      <style:text-properties fo:color="#009933"/>
    </style:style>
    <style:style style:name="T4" style:family="text">
      <style:text-properties fo:color="#009933" officeooo:rsid="0007b0a9"/>
    </style:style>
    <style:style style:name="T5" style:family="text">
      <style:text-properties fo:color="#000000" officeooo:rsid="0007b0a9"/>
    </style:style>
    <style:style style:name="T6" style:family="text">
      <style:text-properties officeooo:rsid="00084b3b"/>
    </style:style>
    <style:style style:name="T7" style:family="text">
      <style:text-properties officeooo:rsid="0011fb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officeooo:rsid="0014fd3e"/>
    </style:style>
    <style:style style:name="T11" style:family="text">
      <style:text-properties fo:color="#00cc00"/>
    </style:style>
    <style:style style:name="T12" style:family="text">
      <style:text-properties officeooo:rsid="00186c86"/>
    </style:style>
    <style:style style:name="T13" style:family="text">
      <style:text-properties fo:color="#0000ff"/>
    </style:style>
    <style:style style:name="T14" style:family="text">
      <style:text-properties officeooo:rsid="0018a6f9"/>
    </style:style>
    <style:style style:name="T15" style:family="text">
      <style:text-properties officeooo:rsid="001a36fe"/>
    </style:style>
    <style:style style:name="T16" style:family="text">
      <style:text-properties officeooo:rsid="001b7b76"/>
    </style:style>
    <style:style style:name="T17" style:family="text">
      <style:text-properties officeooo:rsid="001c1a81"/>
    </style:style>
    <style:style style:name="T18" style:family="text">
      <style:text-properties fo:color="#0066cc"/>
    </style:style>
    <style:style style:name="T19" style:family="text">
      <style:text-properties fo:color="#ff0000"/>
    </style:style>
    <style:style style:name="T20" style:family="text">
      <style:text-properties fo:color="#ff0000" officeooo:rsid="001778b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81in" fo:text-indent="-0.25in" fo:margin-left="3.4181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72in" fo:text-indent="-0.25in" fo:margin-left="3.3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72in" fo:text-indent="-0.25in" fo:margin-left="3.6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72in" fo:text-indent="-0.25in" fo:margin-left="3.8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72in" fo:text-indent="-0.25in" fo:margin-left="4.1272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it repository for this course: <text:span text:style-name="T1">https://github.com/vahenr/Devops-info.git</text:span></text:p>
      <text:h text:outline-level="4">GIT repositories used</text:h>
      <text:list xml:id="list312239921501975902" text:style-name="L8">
        <text:list-item>
          <text:p text:style-name="P3"><text:a xlink:type="simple" xlink:href="https://github.com/wardviaene/ansible-demo" office:target-frame-name="_blank" xlink:show="new">https://github.com/wardviaene/ansible-demo</text:a></text:p>
        </text:list-item>
        <text:list-item>
          <text:p text:style-name="P3"><text:a xlink:type="simple" xlink:href="https://github.com/wardviaene/chef-demo" office:target-frame-name="_blank" xlink:show="new">https://github.com/wardviaene/chef-demo</text:a></text:p>
        </text:list-item>
        <text:list-item>
          <text:p text:style-name="P3"><text:a xlink:type="simple" xlink:href="https://github.com/wardviaene/play-demo" office:target-frame-name="_blank" xlink:show="new">https://github.com/wardviaene/play-demo</text:a></text:p>
        </text:list-item>
        <text:list-item>
          <text:p text:style-name="P3"><text:a xlink:type="simple" xlink:href="https://github.com/wardviaene/docker-demo" office:target-frame-name="_blank" xlink:show="new">https://github.com/wardviaene/docker-demo</text:a></text:p>
        </text:list-item>
      </text:list>
      <text:p text:style-name="P2"/>
      <text:p text:style-name="P10">What is Devops ?</text:p>
      <text:p text:style-name="P9">We have two teams working together the developer team and operational team (System administrators).</text:p>
      <table:table table:name="Dev_VS_Ops" table:style-name="Dev_5f_VS_5f_Ops">
        <table:table-column table:style-name="Dev_5f_VS_5f_Ops.A" table:number-columns-repeated="2"/>
        <table:table-row>
          <table:table-cell table:style-name="Dev_5f_VS_5f_Ops.A1" office:value-type="string">
            <text:p text:style-name="P51">Developer</text:p>
          </table:table-cell>
          <table:table-cell table:style-name="Dev_5f_VS_5f_Ops.B1" office:value-type="string">
            <text:p text:style-name="P51">IT Operations</text:p>
          </table:table-cell>
        </table:table-row>
        <table:table-row>
          <table:table-cell table:style-name="Dev_5f_VS_5f_Ops.A2" office:value-type="string">
            <text:p text:style-name="P50">I want change</text:p>
          </table:table-cell>
          <table:table-cell table:style-name="Dev_5f_VS_5f_Ops.B2" office:value-type="string">
            <text:p text:style-name="P50">I want Stability</text:p>
          </table:table-cell>
        </table:table-row>
        <table:table-row>
          <table:table-cell table:style-name="Dev_5f_VS_5f_Ops.A2" office:value-type="string">
            <text:p text:style-name="P50">I want to add / modify features</text:p>
          </table:table-cell>
          <table:table-cell table:style-name="Dev_5f_VS_5f_Ops.B2" office:value-type="string">
            <text:p text:style-name="P50">I want to create / enhance service</text:p>
          </table:table-cell>
        </table:table-row>
        <table:table-row>
          <table:table-cell table:style-name="Dev_5f_VS_5f_Ops.A2" office:value-type="string">
            <text:p text:style-name="P50">Doesn't deploy consistent software</text:p>
          </table:table-cell>
          <table:table-cell table:style-name="Dev_5f_VS_5f_Ops.B2" office:value-type="string">
            <text:p text:style-name="P50">Motivation to resist change</text:p>
          </table:table-cell>
        </table:table-row>
        <table:table-row>
          <table:table-cell table:style-name="Dev_5f_VS_5f_Ops.A2" office:value-type="string">
            <text:p text:style-name="P50">Development Process is Agile</text:p>
          </table:table-cell>
          <table:table-cell table:style-name="Dev_5f_VS_5f_Ops.B2" office:value-type="string">
            <text:p text:style-name="P50">Operations Process is static</text:p>
          </table:table-cell>
        </table:table-row>
      </table:table>
      <text:p text:style-name="P44">There is always Disconnect, Conflict &amp; inefficiencies between these two groups.</text:p>
      <text:p text:style-name="P9"/>
      <text:list xml:id="list2952994274795447028" text:style-name="L14">
        <text:list-item>
          <text:p text:style-name="P4"><text:span text:style-name="T12">DevOps is an approach to bridge the gap between software development and operations.</text:span></text:p>
        </text:list-item>
      </text:list>
      <text:list xml:id="list8481922050882893214" text:style-name="L15">
        <text:list-item>
          <text:p text:style-name="P5"><text:span text:style-name="T12">It is a response to the interdependence of software development and IT operations.</text:span></text:p>
        </text:list-item>
        <text:list-item>
          <text:p text:style-name="P5"><text:span text:style-name="T12">DevOps is not technology problem, but business and cultural problem.</text:span></text:p>
        </text:list-item>
      </text:list>
      <text:list xml:id="list4437030374172097694" text:style-name="L16">
        <text:list-item>
          <text:p text:style-name="P6"><text:span text:style-name="T12">Stresses collaboration between development &amp; operations</text:span></text:p>
        </text:list-item>
        <text:list-item>
          <text:p text:style-name="P6"><text:span text:style-name="T14">Aims to deliver software &amp; services quicker.</text:span></text:p>
        </text:list-item>
      </text:list>
      <text:p text:style-name="P9"/>
      <text:p text:style-name="P11">Continuous Delivery and Benefits</text:p>
      <text:p text:style-name="P21">DevOps can only work when the Software Development Life Cycle (SDLC) can support it.</text:p>
      <text:p text:style-name="P21"><draw:custom-shape text:anchor-type="paragraph" draw:z-index="0" draw:style-name="gr1" draw:text-style-name="P52" svg:width="0.9114in" svg:height="0.3823in" svg:x="0.2374in" svg:y="0.0807in"><text:p text:style-name="P52">Develo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52" svg:width="0.9114in" svg:height="0.3823in" svg:x="1.4957in" svg:y="0.0547in"><text:p text:style-name="P52">Buil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52" svg:width="0.9114in" svg:height="0.3823in" svg:x="2.8764in" svg:y="0.0547in"><text:p text:style-name="P52">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52" svg:width="0.9114in" svg:height="0.3823in" svg:x="4.3693in" svg:y="0.0717in"><text:p text:style-name="P52">Rele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52" svg:width="0.9114in" svg:height="0.3823in" svg:x="5.5327in" svg:y="0.0898in"><text:p text:style-name="P52"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/>
      <text:p text:style-name="P21"><draw:g text:anchor-type="paragraph" draw:z-index="5" draw:style-name="gr4"><draw:custom-shape draw:style-name="gr5" draw:text-style-name="P52" svg:width="0.9114in" svg:height="0.3823in" svg:x="2.2252in" svg:y="0.1835in"><text:p text:style-name="P52">Pl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2" svg:width="0.9114in" svg:height="0.3823in" svg:x="3.2846in" svg:y="0.2008in"><text:p text:style-name="P52">Moni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52" svg:x1="5.9055in" svg:y1="0.0882in" svg:x2="5.9146in" svg:y2="0.7736in"><text:p/></draw:line><draw:line draw:style-name="gr6" draw:text-style-name="P52" svg:x1="5.9146in" svg:y1="0.7736in" svg:x2="0.6972in" svg:y2="0.739in"><text:p/></draw:line><draw:line draw:style-name="gr6" draw:text-style-name="P52" svg:x1="0.6972in" svg:y1="0.739in" svg:x2="0.6972in" svg:y2="0.0791in"><text:p/></draw:line></draw:g></text:p>
      <text:p text:style-name="P21"/>
      <text:p text:style-name="P21"/>
      <text:p text:style-name="P21"/>
      <text:p text:style-name="P45"><text:s text:c="57"/></text:p>
      <text:p text:style-name="P45"><text:span text:style-name="T16"><text:s text:c="65"/></text:span>Feedback Loop</text:p>
      <text:p text:style-name="P21">We have a developers on one side, and the customers at the second side, in between the software development life-cycle it consist of: <text:span text:style-name="T3">Build, Test and Release</text:span> phases we have also <text:span text:style-name="T3">Planing</text:span> phase and finally we need to <text:span text:style-name="T3">Monitor</text:span> everything happens in this process.</text:p>
      <text:p text:style-name="P22">The customers provide feedback to the developers which is called <text:span text:style-name="T3">feedback-loop</text:span><text:span text:style-name="T4"> </text:span><text:span text:style-name="T5">(bug report or request for a new features)</text:span>.</text:p>
      <text:p text:style-name="P23">The idea of DevOps is to complete the cycle as quickly as possible with maximum reliability<text:span text:style-name="T6"> and this can be done if all development and operational team works well together.</text:span></text:p>
      <text:p text:style-name="P23"/>
      <text:p text:style-name="P12">DevOps is a transformation</text:p>
      <text:list xml:id="list9068587789818311800" text:style-name="L9">
        <text:list-item>
          <text:p text:style-name="P24">Teams need to get educated and trained (buy new members, change management process).</text:p>
        </text:list-item>
        <text:list-item>
          <text:p text:style-name="P24">DevOps is the next level of Agile.</text:p>
        </text:list-item>
        <text:list-item>
          <text:p text:style-name="P24">High performing IT organizations are more agile when using DevOps ( High deploy frequency, Lower mean time to recovery during disaster, lower lead time for changes and more reliable software).</text:p>
        </text:list-item>
      </text:list>
      <text:p text:style-name="P25"><text:soft-page-break/><text:span text:style-name="T19">Benefits for Business</text:span></text:p>
      <text:list xml:id="list169396391798726774" text:style-name="L10">
        <text:list-item>
          <text:p text:style-name="P26">Shorter time-to-market.</text:p>
        </text:list-item>
        <text:list-item>
          <text:p text:style-name="P26">Releases are quicker , more stable.</text:p>
        </text:list-item>
        <text:list-item>
          <text:p text:style-name="P26">Better quality.</text:p>
        </text:list-item>
        <text:list-item>
          <text:p text:style-name="P26">Better collaboration between development and operations.</text:p>
        </text:list-item>
        <text:list-item>
          <text:p text:style-name="P26">Faster learning whether a new feature wanted by the customer.</text:p>
        </text:list-item>
        <text:list-item>
          <text:p text:style-name="P26">Less white board planning with no data (new features can be rolled out and tested by the customer very quickly).</text:p>
        </text:list-item>
      </text:list>
      <text:p text:style-name="P25"/>
      <text:p text:style-name="P13">Benefits for customers</text:p>
      <text:list xml:id="list5402276709904978298" text:style-name="L11">
        <text:list-item>
          <text:p text:style-name="P27">New features delivered quicker.</text:p>
        </text:list-item>
        <text:list-item>
          <text:p text:style-name="P27">A leaner organization will have better focus on what the customer wants.</text:p>
        </text:list-item>
        <text:list-item>
          <text:p text:style-name="P28">Batches become smaller, agile is starting to make sense for the customer.</text:p>
        </text:list-item>
        <text:list-item>
          <text:p text:style-name="P29">Better visibility of new features.</text:p>
        </text:list-item>
      </text:list>
      <text:p text:style-name="P30"/>
      <text:p text:style-name="P14">Tools can help</text:p>
      <text:list xml:id="list2511708538599785385" text:style-name="L12">
        <text:list-item>
          <text:p text:style-name="P32">Cloud computing (Azure, AWS, Google cloud)</text:p>
        </text:list-item>
        <text:list-item>
          <text:p text:style-name="P32">Infrastructure as code (Chef, Puppet, Ansible, SaltStack)</text:p>
        </text:list-item>
        <text:list-item>
          <text:p text:style-name="P32">Build &amp; test using continuous integration (Jenkins)</text:p>
        </text:list-item>
        <text:list-item>
          <text:p text:style-name="P32">Containerization (Docker) <text:s/>//Instead running of virtual machines we run containers//</text:p>
        </text:list-item>
      </text:list>
      <text:p text:style-name="P31"/>
      <text:p text:style-name="P15">DevOps as <text:s/>a Service</text:p>
      <text:p text:style-name="P33">Development Environment as <text:s/>a Service in the cloud <text:span text:style-name="T1">https://c9.io/</text:span></text:p>
      <text:p text:style-name="P33">Build tools as a service (Atlassian)</text:p>
      <text:p text:style-name="P34">Provisioning and deployment tools as a service (AWS OpsWorks)</text:p>
      <text:p text:style-name="P35">Platform as a service (Heroku)<text:span text:style-name="T7"> </text:span><text:span text:style-name="T2">https://www.heroku.com</text:span></text:p>
      <text:p text:style-name="P35"/>
      <text:p text:style-name="P16">Version Control</text:p>
      <text:p text:style-name="P36">Version Control is really the first thing you <text:span text:style-name="T8">should master</text:span> in the domain of DevOps.</text:p>
      <text:p text:style-name="P37">Definition</text:p>
      <text:p text:style-name="P36">Version Control, also known as revision control or source control, is the management of changes to documents, computer programs, large web sites, and other collections of information.</text:p>
      <text:p text:style-name="P38">The most well-known is <text:span text:style-name="T9">Git</text:span></text:p>
      <text:p text:style-name="P17">Why use VC ?</text:p>
      <text:list xml:id="list6788864518037610203" text:style-name="L13">
        <text:list-item>
          <text:p text:style-name="P39">Developers will use it for a golden source for the software product.</text:p>
        </text:list-item>
        <text:list-item>
          <text:p text:style-name="P39">Operations will use it as a version control for automation<text:span text:style-name="T10"> (scripts, Tools, Software Configuration).</text:span></text:p>
        </text:list-item>
      </text:list>
      <text:p text:style-name="P38"/>
      <text:p text:style-name="P18">Git</text:p>
      <text:p text:style-name="P40">Distributed V<text:span text:style-name="T15">ersion Control</text:span></text:p>
      <text:p text:style-name="P46">Often a central repository like github.com or bitbucket.com</text:p>
      <text:p text:style-name="P46">Developers have a full local copy of the repository, they "clone central repository"</text:p>
      <text:p text:style-name="P41"/>
      <text:p text:style-name="P41">When we <text:span text:style-name="T11">make some changes</text:span></text:p>
      <text:list xml:id="list2615261120301086376" text:style-name="L17">
        <text:list-item>
          <text:p text:style-name="P7">As a developer, u can make some local changes</text:p>
        </text:list-item>
        <text:list-item>
          <text:p text:style-name="P7">Then commit those changes locally using "<text:span text:style-name="T18">git commit</text:span>"</text:p>
        </text:list-item>
        <text:list-item>
          <text:p text:style-name="P7">Share the changes with your team using git push to send your changes to the central repository.</text:p>
        </text:list-item>
      </text:list>
      <text:p text:style-name="P42"><text:soft-page-break/><text:span text:style-name="T11">Retrieving changes</text:span></text:p>
      <text:p text:style-name="Text_20_body">Another developer can retrieve the changes using <text:span text:style-name="T17">"</text:span><text:span text:style-name="T18">git pull</text:span><text:span text:style-name="T17">"</text:span> this will <text:span text:style-name="T17">f</text:span>etch the changes from the central repository and merge the remote changes with your local branch.</text:p>
      <text:p text:style-name="P8"><text:span text:style-name="T20">Branches</text:span></text:p>
      <text:p text:style-name="P43">Very goog feature of Git, it will enable each team member to work on his branch then send the changes to the master branch by merging them.</text:p>
      <text:p text:style-name="P43"/>
      <text:p text:style-name="P19">Merging</text:p>
      <text:p text:style-name="P44">After some changes on some files on a branch we can merge these changes using <text:span text:style-name="T13">git merge</text:span> command.</text:p>
      <text:p text:style-name="P44"/>
      <text:p text:style-name="P20">Git Flow</text:p>
      <text:p text:style-name="P44">The GitFlow workflow defines a strict branching model designed around the project release. All the changes on any branch must be later (if it is essential and necessary) merged into the master branch.</text:p>
      <text:p text:style-name="P44"/>
      <text:p text:style-name="P2"/>
      <text:p text:style-name="P2"/>
      <text:p text:style-name="P2"/>
      <text:p text:style-name="P2"/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22:23.735896989</meta:creation-date>
    <dc:date>2016-11-08T14:58:48.191775290</dc:date>
    <meta:editing-duration>PT4H27M14S</meta:editing-duration>
    <meta:editing-cycles>28</meta:editing-cycles>
    <meta:generator>LibreOffice/4.2.8.2$Linux_X86_64 LibreOffice_project/420m0$Build-2</meta:generator>
    <meta:document-statistic meta:table-count="1" meta:image-count="0" meta:object-count="0" meta:page-count="3" meta:paragraph-count="81" meta:word-count="736" meta:character-count="4761" meta:non-whitespace-character-count="4011"/>
  </office:meta>
</office:document-meta>
</file>